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1c48" officeooo:paragraph-rsid="000d1c48"/>
    </style:style>
    <style:style style:name="P2" style:family="paragraph" style:parent-style-name="Standard">
      <style:text-properties fo:language="it" fo:country="IT" officeooo:rsid="000d1c48" officeooo:paragraph-rsid="000d1c48"/>
    </style:style>
    <style:style style:name="P3" style:family="paragraph" style:parent-style-name="Standard" style:list-style-name="Numbering_20_123">
      <style:text-properties fo:language="it" fo:country="IT" officeooo:rsid="000d1c48" officeooo:paragraph-rsid="000d1c48"/>
    </style:style>
    <style:style style:name="P4" style:family="paragraph" style:parent-style-name="Standard">
      <style:text-properties fo:language="it" fo:country="IT" officeooo:rsid="000efad3" officeooo:paragraph-rsid="000efad3"/>
    </style:style>
    <style:style style:name="P5" style:family="paragraph" style:parent-style-name="Standard" style:list-style-name="Numbering_20_123">
      <style:text-properties fo:language="it" fo:country="IT" officeooo:rsid="000efad3" officeooo:paragraph-rsid="000efad3"/>
    </style:style>
    <style:style style:name="P6" style:family="paragraph" style:parent-style-name="Standard" style:list-style-name="List_20_1">
      <style:text-properties fo:language="it" fo:country="IT" officeooo:rsid="000efad3" officeooo:paragraph-rsid="000efad3"/>
    </style:style>
    <style:style style:name="T1" style:family="text">
      <style:text-properties officeooo:rsid="000efad3"/>
    </style:style>
    <style:style style:name="T2" style:family="text">
      <style:text-properties fo:background-color="#ffff00" loext:char-shading-value="0"/>
    </style:style>
    <style:style style:name="T3"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Una classe</text:span>, per definizione, è l’insieme finito di metodi e attributi di un oggetto. Dove gli attributi sono le caratteristiche dell’oggetto e I metodi sono le sue funzionalità. Quando si crea una classe bisogna modellare l’oggetto, ossia rappresentare in maniera semplficata l’entità da qui una seconda definzione di classe, rappresentazione teorica(semplificata) di un oggetto. <text:span text:style-name="T3">Un oggetto</text:span> è la rappresentazione fisica di una classe meglio detta come istanza della classe. Uno dei primi concetti dell’OOP è <text:span text:style-name="T3">l’information hiding</text:span>, ossia quel modo di pensare a non come sia fatta quella cosa(metodo e altro) ma come si utilizza, da qui <text:span text:style-name="T3">l’incapsulamento</text:span>, ossia la possibilità di limitare l’accesso a attributi e metodi a entità al di fuori della classe di dichiarazione.</text:p>
      <text:p text:style-name="P2">Un secondo concetto molto importante è <text:span text:style-name="T3">l’erditarietà</text:span>, ossia la possibilità di far ereditare metodi e attributi ad una classe detta sottoclasse, per dirlo meglio, supponiamo di avere una classe macchina fotografica che presenta i metodi(scatta, spegni, accendi) e degli attributi, ecco una sottoclasse sarebbe Canon che si basa su una macchina fotografica ma ad esempio ha in più diverse funzionalità. Quindi una sottoclasse è più specializzata della sua superclasse o meglio dire, il livello di astrazione diminuisce per ogni sottoclasse dichiarata. <text:span text:style-name="T1">Esistono due tipi di ereditarietà:</text:span></text:p>
      <text:list xml:id="list3948736675" text:style-name="Numbering_20_123">
        <text:list-item>
          <text:p text:style-name="P5"><text:span text:style-name="T3">Ereditarietà singola</text:span>, se una classe è sottoclasse di una superclasse.</text:p>
        </text:list-item>
        <text:list-item>
          <text:p text:style-name="P5"><text:span text:style-name="T3">Ereditarietà multipla</text:span>, se una classe è sottoclasse di più superclassi.</text:p>
        </text:list-item>
      </text:list>
      <text:p text:style-name="P4">Un altro concetto è quello del <text:span text:style-name="T3">polimorfismo</text:span>, esso è strettamente legato all’ereditarietà perché permette di rifedinire dei metodi(override) di una superclasse su una sottoclasse.</text:p>
      <text:p text:style-name="P4">Dentro ogni classe è presente un metodo molto importante detto metodo costruttore, esso permette l’inizializzazione di ogni attributi di quell’istanza. Esistono diversi tipi di costruttori:</text:p>
      <text:list xml:id="list3631486295" text:style-name="List_20_1">
        <text:list-item>
          <text:p text:style-name="P6"><text:span text:style-name="T3">Costruttore di default</text:span>, non inizializza nessun attributo.</text:p>
        </text:list-item>
        <text:list-item>
          <text:p text:style-name="P6"><text:span text:style-name="T3">Costruttore parametrico</text:span>, inizializza tutti gli attributi di istanza se non opzionali</text:p>
        </text:list-item>
        <text:list-item>
          <text:p text:style-name="P6"><text:span text:style-name="T3">Costruttore di copia</text:span>, permette di copiare in un altra istanza i stessi valori degli attributi dell’istanza passata come parametro.</text:p>
        </text:list-item>
      </text:list>
      <text:list xml:id="list224402876295198" text:continue-list="list3948736675" text:style-name="Numbering_20_123">
        <text:list-header>
          <text:p text:style-name="P3"/>
        </text:list-header>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02T22:20:51.478342416</meta:creation-date>
    <dc:date>2023-10-02T22:44:01.819842624</dc:date>
    <meta:editing-duration>PT39S</meta:editing-duration>
    <meta:editing-cycles>1</meta:editing-cycles>
    <meta:document-statistic meta:table-count="0" meta:image-count="0" meta:object-count="0" meta:page-count="1" meta:paragraph-count="9" meta:word-count="314" meta:character-count="2135" meta:non-whitespace-character-count="1835"/>
    <meta:generator>LibreOffice/6.4.7.2$Linux_X86_64 LibreOffice_project/40$Build-2</meta:generator>
  </office:meta>
</office:document-meta>
</file>